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9/27/2011</text:p>
      <text:p text:style-name="Standard"/>
      <text:p text:style-name="Standard">Not all of the strips are contributing to hits and it is my concern that the geometry used to calculate the strips is not quite correct. According to the definition of SSDBuilder, the strip_width = 0.477 cm and the total length of the Si is fsiliconLength_0 + fsiliconLength_1 = 7.36 cm + 1.07 cm = 8.43 cm. The length necessary to include 16 strips is 16*(0.477 cm) = 7.632 cm. Comparison of this result to the total length makes it clear that the Si strips can fit easily on Si board as define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romy Tompkins</meta:initial-creator>
    <meta:creation-date>2011-09-27T09:05:57</meta:creation-date>
    <dc:date>2011-09-28T09:25:43</dc:date>
    <dc:creator>Jeromy Tompkins</dc:creator>
    <meta:editing-duration>P1DT19M46S</meta:editing-duration>
    <meta:editing-cycles>2</meta:editing-cycles>
    <meta:generator>LibreOffice/3.3$Linux LibreOffice_project/330m19$Build-301</meta:generator>
    <meta:document-statistic meta:table-count="0" meta:image-count="0" meta:object-count="0" meta:page-count="1" meta:paragraph-count="2" meta:word-count="94" meta:character-count="506"/>
  </office:meta>
</office:document-meta>
</file>